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849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0.000001" office:value-type="float" office:value="0.000001" calcext:value-type="float">
            <text:p>0,00000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table:formula="of:=[.B1]*[.B2]" office:value-type="float" office:value="0.0000047" calcext:value-type="float">
            <text:p>0,0000047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table:formula="of:=[.B4]*3" office:value-type="float" office:value="0.0000141" calcext:value-type="float">
            <text:p>0,000014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sw</text:p>
          </table:table-cell>
          <table:table-cell table:style-name="ce1" office:value-type="float" office:value="30000" calcext:value-type="float">
            <text:p>3,00E+04</text:p>
          </table:table-cell>
        </table:table-row>
        <table:table-row table:style-name="ro1">
          <table:table-cell office:value-type="string" calcext:value-type="string">
            <text:p>half period</text:p>
          </table:table-cell>
          <table:table-cell table:formula="of:=1/[.B7]/2" office:value-type="float" office:value="0.0000166666666666667" calcext:value-type="float">
            <text:p>1,66666666666667E-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ftover time to charge</text:p>
          </table:table-cell>
          <table:table-cell table:formula="of:=[.B5]/[.B8]*100" office:value-type="float" office:value="84.6" calcext:value-type="float">
            <text:p>84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3T18:07:05.124079703</meta:creation-date>
    <dc:date>2025-09-03T18:16:29.758409206</dc:date>
    <meta:editing-duration>PT9M25S</meta:editing-duration>
    <meta:editing-cycles>1</meta:editing-cycles>
    <meta:document-statistic meta:table-count="1" meta:cell-count="14" meta:object-count="0"/>
    <meta:generator>LibreOffice/25.2.5.2$Linux_X86_64 LibreOffice_project/520$Build-2</meta:generator>
  </office:meta>
</office:document-meta>
</file>